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200%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officeooo:rsid="00026ba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89999961853027pt" fo:font-style="normal" style:text-underline-style="none" fo:font-weight="normal" officeooo:rsid="0003d5b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8.89999961853027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8.89999961853027pt" fo:font-style="normal" style:text-underline-style="none" fo:font-weight="normal" officeooo:rsid="0003d5b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8.89999961853027pt" fo:font-style="normal" style:text-underline-style="none" fo:font-weight="normal" officeooo:rsid="00026ba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0.5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3d5b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6ba7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Nitrogen is is a critical component of the Nitrogenous bases in nucleic acids, Amino acids that are the building blocks of proteins, and certain biological processes. </text:span><text:span text:style-name="T9">The nitrogen in the atmosphere while abundant, is unusable by</text:span><text:span text:style-name="T8"> </text:span><text:span text:style-name="T9">plants</text:span><text:span text:style-name="T8">. </text:span><text:span text:style-name="T9">N</text:span><text:span text:style-name="T8">itrate (NO</text:span><text:span text:style-name="T10">3</text:span><text:span text:style-name="T8">-) </text:span><text:span text:style-name="T9">is what plants can use</text:span><text:span text:style-name="T8">. </text:span><text:span text:style-name="T10">Nitrogen cycling is the process of converting one form of nitrogen into another and the process is summed up in this diagram. </text:span><text:span text:style-name="T9">N2 is usually the primary source of nitrogen for nitrifying bacteria, but </text:span><text:span text:style-name="T10">N2 is not easily available </text:span><text:span text:style-name="T9">in water</text:span><text:span text:style-name="T10">, so organic forms of nitrogen </text:span><text:span text:style-name="T9">given from decomposers </text:span><text:span text:style-name="T10">are the primary source. Leaf litter is one such source. </text:span><text:span text:style-name="T9">The</text:span><text:span text:style-name="T10"> C:N ratio </text:span><text:span text:style-name="T9">is </text:span><text:span text:style-name="T10">the ratio of carbon to nitrogen </text:span><text:span text:style-name="T9">in a leaf and is a measure of nutritional value</text:span><text:span text:style-name="T10">. </text:span><text:span text:style-name="T9">The process of turning CO2 into three carbon sugars is called carbon fixation. </text:span><text:span text:style-name="T10">Our understanding of photosynthetic carbon fixation </text:span><text:span text:style-name="T9">tells us that the more</text:span><text:span text:style-name="T10"> CO2 a plant has available the </text:span><text:span text:style-name="T9">more carbon it can fix, and the higher the C:N ratio. A higher C:N ratio would mean sparser nitrogen availability impeding decomposition, and research confirms th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0:04:39.482272000</meta:creation-date>
    <dc:date>2016-11-08T21:21:17.971151000</dc:date>
    <meta:editing-duration>PT1H3M27S</meta:editing-duration>
    <meta:editing-cycles>2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1" meta:word-count="179" meta:character-count="1068" meta:non-whitespace-character-count="890"/>
  </office:meta>
</office:document-meta>
</file>